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9-11" calcext:value-type="date">
            <text:p>11/09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Mens. 10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Mens. 1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2-19" calcext:value-type="date">
            <text:p>19/12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Mens. 1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6-01-23" calcext:value-type="date">
            <text:p>23/01/2026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Mens. 01/2026 (A.C.)</text:p>
          </table:table-cell>
          <table:table-cell table:style-name="ce38" office:value-type="float" office:value="360" calcext:value-type="float">
            <text:p>36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30"/>
          <table:table-cell table:style-name="ce50" table:formula="of:=[.C8]-[.F8]" office:value-type="float" office:value="360" calcext:value-type="float">
            <text:p>36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8])" office:value-type="float" office:value="360" calcext:value-type="float">
            <text:p>36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42.162398922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42.1663775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42.620963036</dc:date>
    <dc:language>pt-PT</dc:language>
    <meta:editing-cycles>606</meta:editing-cycles>
    <meta:editing-duration>P3DT2H56M36S</meta:editing-duration>
    <meta:print-date>2019-10-03T14:53:22.911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